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</office:automatic-styles>
  <office:body>
    <office:text>
      <text:h text:style-name="Heading_20_1" text:outline-level="1"><text:bookmark-start text:name="tarea-4"/>TAREA 4<text:bookmark-end text:name="tarea-4"/></text:h>
      <text:list text:style-name="L1">
        <text:list-item>
          <text:p text:style-name="P1">Unidad: Selección y calibración de modelos</text:p>
        </text:list-item>
        <text:list-item>
          <text:p text:style-name="P1">Materia: Matemáticas para Ciencia de Datos</text:p>
        </text:list-item>
        <text:list-item>
          <text:p text:style-name="P1">Programa: Maestría en Ciencia de Datos e Información, INFOTEC</text:p>
        </text:list-item>
        <text:list-item>
          <text:p text:style-name="P1">Docente: Juliho Castillo Colmenares, Sc.D.</text:p>
        </text:list-item>
      </text:list>
      <text:h text:style-name="Heading_20_2" text:outline-level="2"><text:bookmark-start text:name="instrucciones"/>INSTRUCCIONES<text:bookmark-end text:name="instrucciones"/></text:h>
      <text:list text:style-name="L2">
        <text:list-item>
          <text:p text:style-name="P2">Del libro "Cai, X., Tveito, A., Langtangen, H. P., Nielsen, B. F. (2010). Elements of Scientific Computing. Germany: Springer Berlin Heidelberg", revisa el capítulo 4 "Nonlinear Algebraic Equations"</text:p>
        </text:list-item>
        <text:list-item>
          <text:p text:style-name="P2">Reúnete con los miembros de tu equipo para comentar la lectura y la tarea.</text:p>
        </text:list-item>
        <text:list-item>
          <text:p text:style-name="P2">Resuelvan el siguiente problema, desarrollando de manera clara todos y cada unos de los puntos.</text:p>
        </text:list-item>
        <text:list-item>
          <text:p text:style-name="P2">Si incluyes bloque de código, coméntalos de manera concisa, enfatizando su relación con la solución. </text:p>
        </text:list-item>
        <text:list-item>
          <text:p text:style-name="P2">Organiza tu documento, escribe de manera explícita el enunciado de cada inciso y sepáralos utilizando secciones.</text:p>
        </text:list-item>
        <text:list-item>
          <text:p text:style-name="P2">Transcríbanlo a un archivo PDF y suban un único archivo por equipo. </text:p>
        </text:list-item>
        <text:list-item>
          <text:p text:style-name="P2">Se considerará un inciso como incorrecto si el resultado no es el esperado, y se considerará incompleto si el resultado no está debidamente justificado.</text:p>
        </text:list-item>
        <text:list-item>
          <text:p text:style-name="P2">Para acreditar el punto correspondiente a cada inciso, este deberá estar completo y ser correcto.</text:p>
        </text:list-item>
      </text:list>
      <text:h text:style-name="Heading_20_2" text:outline-level="2"><text:bookmark-start text:name="problema"/>PROBLEMA<text:bookmark-end text:name="problema"/></text:h>
      <text:h text:style-name="Heading_20_3" text:outline-level="3"><text:bookmark-start text:name="inciso-a"/>Inciso A<text:bookmark-end text:name="inciso-a"/></text:h>
      <text:p text:style-name="First_20_paragraph">Establece <draw:frame draw:style-name="fr1" text:anchor-type="as-char"><draw:object xlink:href="Formula-0/" xlink:type="simple" xlink:show="embed" xlink:actuate="onLoad"/></draw:frame> y calcula <draw:frame draw:style-name="fr1" text:anchor-type="as-char"><draw:object xlink:href="Formula-2/" xlink:type="simple" xlink:show="embed" xlink:actuate="onLoad"/></draw:frame> en el método de Newton para aproximar la solución de </text:p>
      <text:p text:style-name="Text_20_body"><draw:frame draw:style-name="fr2" text:anchor-type="paragraph"><draw:object xlink:href="Formula-4/" xlink:type="simple" xlink:show="embed" xlink:actuate="onLoad"/></draw:frame></text:p>
      <text:p text:style-name="Text_20_body">donde <draw:frame draw:style-name="fr1" text:anchor-type="as-char"><draw:object xlink:href="Formula-6/" xlink:type="simple" xlink:show="embed" xlink:actuate="onLoad"/></draw:frame>, de manera que el error absoluto entre las últimas iteraciones, es decir, <draw:frame draw:style-name="fr1" text:anchor-type="as-char"><draw:object xlink:href="Formula-8/" xlink:type="simple" xlink:show="embed" xlink:actuate="onLoad"/></draw:frame>, sea menor a una tolerancia de <draw:frame draw:style-name="fr1" text:anchor-type="as-char"><draw:object xlink:href="Formula-10/" xlink:type="simple" xlink:show="embed" xlink:actuate="onLoad"/></draw:frame>. Imprime todos los valores y determina cuantas iteraciones son necesarias para alcanzar esta meta.</text:p>
      <text:p text:style-name="Text_20_body"><text:span text:style-name="T1">Asegúrate que la solución de método de Newton realmente aproxime la solución exacta de la ecuación.</text:span></text:p>
      <text:h text:style-name="Heading_20_3" text:outline-level="3"><text:bookmark-start text:name="inciso-b"/>Inciso B<text:bookmark-end text:name="inciso-b"/></text:h>
      <text:p text:style-name="First_20_paragraph">Crea una visualización de los resultados del método obtenidos en el inciso anterior. Utiliza como referencia la figura 4.5 en la lectura asignada.</text:p>
      <text:h text:style-name="Heading_20_3" text:outline-level="3"><text:bookmark-start text:name="inciso-c"/>Inciso C<text:bookmark-end text:name="inciso-c"/></text:h>
      <text:p text:style-name="First_20_paragraph">Establece <draw:frame draw:style-name="fr1" text:anchor-type="as-char"><draw:object xlink:href="Formula-12/" xlink:type="simple" xlink:show="embed" xlink:actuate="onLoad"/></draw:frame> y y calcula <draw:frame draw:style-name="fr1" text:anchor-type="as-char"><draw:object xlink:href="Formula-14/" xlink:type="simple" xlink:show="embed" xlink:actuate="onLoad"/></draw:frame> en el método de Newton para aproximar la solución de </text:p>
      <text:p text:style-name="Text_20_body"><draw:frame draw:style-name="fr2" text:anchor-type="paragraph"><draw:object xlink:href="Formula-16/" xlink:type="simple" xlink:show="embed" xlink:actuate="onLoad"/></draw:frame></text:p>
      <text:p text:style-name="Text_20_body">donde <draw:frame draw:style-name="fr1" text:anchor-type="as-char"><draw:object xlink:href="Formula-18/" xlink:type="simple" xlink:show="embed" xlink:actuate="onLoad"/></draw:frame>, de manera que el error absoluto entre las últimas iteraciones, es decir, <draw:frame draw:style-name="fr1" text:anchor-type="as-char"><draw:object xlink:href="Formula-20/" xlink:type="simple" xlink:show="embed" xlink:actuate="onLoad"/></draw:frame>, sea menor a una tolerancia de <draw:frame draw:style-name="fr1" text:anchor-type="as-char"><draw:object xlink:href="Formula-22/" xlink:type="simple" xlink:show="embed" xlink:actuate="onLoad"/></draw:frame>. Imprime todos los valores y determina cuantas iteraciones son necesarias para alcanzar esta meta.</text:p>
      <text:p text:style-name="Text_20_body"><text:span text:style-name="T1">Asegúrate que la solución de método de Newton realmente aproxime la solución exacta de la ecuación.</text:span></text:p>
      <text:h text:style-name="Heading_20_3" text:outline-level="3"><text:bookmark-start text:name="inciso-d"/>Inciso D<text:bookmark-end text:name="inciso-d"/></text:h>
      <text:p text:style-name="First_20_paragraph">Crea una visualización de los resultados del método obtenidos en el inciso anterior. Utiliza como referencia la figura 4.5 en la lectura asignada. </text:p>
      <text:h text:style-name="Heading_20_3" text:outline-level="3"><text:bookmark-start text:name="inciso-e"/>Inciso E<text:bookmark-end text:name="inciso-e"/></text:h>
      <text:p text:style-name="First_20_paragraph">Con base en los resultados anterior, determina que iteración converge más rápidamente y explica porque sucede est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/>
    <meta:keyword/>
    <meta:initial-creator/>
    <dc:creator/>
    <meta:creation-date>2022-02-26T15:23:56Z</meta:creation-date>
    <dc:date>2022-02-26T15:23:56Z</dc:date>
  </office:meta>
</office:document-meta>
</file>

<file path=Formula-0/content.xml><?xml version="1.0" encoding="utf-8"?>
<math xmlns="http://www.w3.org/1998/Math/MathML" display="inline">
  <mrow>
    <msub>
      <mi>x</mi>
      <mn>0</mn>
    </msub>
    <mo>=</mo>
    <mn>3</mn>
  </mrow>
</math>
</file>

<file path=Formula-10/content.xml><?xml version="1.0" encoding="utf-8"?>
<math xmlns="http://www.w3.org/1998/Math/MathML" display="inline">
  <msup>
    <mn>10</mn>
    <mrow>
      <mo>−</mo>
      <mn>9</mn>
    </mrow>
  </msup>
</math>
</file>

<file path=Formula-12/content.xml><?xml version="1.0" encoding="utf-8"?>
<math xmlns="http://www.w3.org/1998/Math/MathML" display="inline">
  <mrow>
    <msub>
      <mi>x</mi>
      <mn>0</mn>
    </msub>
    <mo>=</mo>
    <mn>1</mn>
  </mrow>
</math>
</file>

<file path=Formula-14/content.xml><?xml version="1.0" encoding="utf-8"?>
<math xmlns="http://www.w3.org/1998/Math/MathML" display="inline">
  <mrow>
    <msub>
      <mi>x</mi>
      <mn>1</mn>
    </msub>
    <mo>,</mo>
    <mi>.</mi>
    <mi>.</mi>
    <mi>.</mi>
    <mo>,</mo>
    <msub>
      <mi>x</mi>
      <mi>n</mi>
    </msub>
  </mrow>
</math>
</file>

<file path=Formula-16/content.xml><?xml version="1.0" encoding="utf-8"?>
<math xmlns="http://www.w3.org/1998/Math/MathML" display="block">
  <mrow>
    <mi>g</mi>
    <mo stretchy="false" form="prefix">(</mo>
    <mi>x</mi>
    <mo stretchy="false" form="postfix">)</mo>
    <mo>=</mo>
    <mn>0</mn>
    <mo>,</mo>
  </mrow>
</math>
</file>

<file path=Formula-18/content.xml><?xml version="1.0" encoding="utf-8"?>
<math xmlns="http://www.w3.org/1998/Math/MathML" display="inline">
  <mrow>
    <mi>g</mi>
    <mo stretchy="false" form="prefix">(</mo>
    <mi>x</mi>
    <mo stretchy="false" form="postfix">)</mo>
    <mo>=</mo>
    <msup>
      <mi>x</mi>
      <mn>2</mn>
    </msup>
  </mrow>
</math>
</file>

<file path=Formula-2/content.xml><?xml version="1.0" encoding="utf-8"?>
<math xmlns="http://www.w3.org/1998/Math/MathML" display="inline">
  <mrow>
    <msub>
      <mi>x</mi>
      <mn>1</mn>
    </msub>
    <mo>,</mo>
    <mi>.</mi>
    <mi>.</mi>
    <mi>.</mi>
    <mo>,</mo>
    <msub>
      <mi>x</mi>
      <mi>n</mi>
    </msub>
  </mrow>
</math>
</file>

<file path=Formula-20/content.xml><?xml version="1.0" encoding="utf-8"?>
<math xmlns="http://www.w3.org/1998/Math/MathML" display="inline">
  <mrow>
    <mo stretchy="false" form="prefix">|</mo>
    <msub>
      <mi>x</mi>
      <mrow>
        <mi>n</mi>
        <mo>−</mo>
        <mn>1</mn>
      </mrow>
    </msub>
    <mo>−</mo>
    <msub>
      <mi>x</mi>
      <mi>n</mi>
    </msub>
    <mo stretchy="false" form="prefix">|</mo>
  </mrow>
</math>
</file>

<file path=Formula-22/content.xml><?xml version="1.0" encoding="utf-8"?>
<math xmlns="http://www.w3.org/1998/Math/MathML" display="inline">
  <msup>
    <mn>10</mn>
    <mrow>
      <mo>−</mo>
      <mn>9</mn>
    </mrow>
  </msup>
</math>
</file>

<file path=Formula-4/content.xml><?xml version="1.0" encoding="utf-8"?>
<math xmlns="http://www.w3.org/1998/Math/MathML" display="block">
  <mrow>
    <mi>f</mi>
    <mo stretchy="false" form="prefix">(</mo>
    <mi>x</mi>
    <mo stretchy="false" form="postfix">)</mo>
    <mo>=</mo>
    <mn>0</mn>
    <mo>,</mo>
  </mrow>
</math>
</file>

<file path=Formula-6/content.xml><?xml version="1.0" encoding="utf-8"?>
<math xmlns="http://www.w3.org/1998/Math/MathML" display="inline">
  <mrow>
    <mi>f</mi>
    <mo stretchy="false" form="prefix">(</mo>
    <mi>x</mi>
    <mo stretchy="false" form="postfix">)</mo>
    <mo>=</mo>
    <msup>
      <mi>x</mi>
      <mn>2</mn>
    </msup>
    <mo>−</mo>
    <mn>4</mn>
  </mrow>
</math>
</file>

<file path=Formula-8/content.xml><?xml version="1.0" encoding="utf-8"?>
<math xmlns="http://www.w3.org/1998/Math/MathML" display="inline">
  <mrow>
    <mo stretchy="false" form="prefix">|</mo>
    <msub>
      <mi>x</mi>
      <mrow>
        <mi>n</mi>
        <mo>−</mo>
        <mn>1</mn>
      </mrow>
    </msub>
    <mo>−</mo>
    <msub>
      <mi>x</mi>
      <mi>n</mi>
    </msub>
    <mo stretchy="false" form="prefix">|</mo>
  </mrow>
</math>
</file>